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Calibri Light" style:font-name-complex="Calibri Light" fo:font-weight="bold" style:font-weight-asian="bold" style:font-weight-complex="bold"/>
    </style:style>
    <style:style style:name="T2" style:parent-style-name="DefaultParagraphFont" style:family="text">
      <style:text-properties style:font-name="Calibri Light" style:font-name-complex="Calibri Light"/>
    </style:style>
    <style:style style:name="T3" style:parent-style-name="DefaultParagraphFont" style:family="text">
      <style:text-properties style:font-name="Calibri Light" style:font-name-complex="Calibri Light"/>
    </style:style>
    <style:style style:name="T4" style:parent-style-name="DefaultParagraphFont" style:family="text">
      <style:text-properties style:font-name="Calibri Light" style:font-name-complex="Calibri Light" fo:font-weight="bold" style:font-weight-asian="bold" style:font-weight-complex="bold"/>
    </style:style>
    <style:style style:name="T5" style:parent-style-name="DefaultParagraphFont" style:family="text">
      <style:text-properties style:font-name="Calibri Light" style:font-name-complex="Calibri Light"/>
    </style:style>
    <style:style style:name="T6" style:parent-style-name="DefaultParagraphFont" style:family="text">
      <style:text-properties style:font-name="Calibri Light" style:font-name-complex="Calibri Light" fo:color="#FF0000"/>
    </style:style>
    <style:style style:name="T7" style:parent-style-name="DefaultParagraphFont" style:family="text">
      <style:text-properties style:font-name="Calibri Light" style:font-name-complex="Calibri Light"/>
    </style:style>
    <style:style style:name="P8" style:parent-style-name="Normal" style:family="paragraph">
      <style:text-properties style:font-name="Calibri Light" style:font-name-complex="Calibri Light"/>
    </style:style>
    <style:style style:name="P9" style:parent-style-name="Normal" style:family="paragraph">
      <style:text-properties style:font-name="Calibri Light" style:font-name-complex="Calibri Light" fo:font-weight="bold" style:font-weight-asian="bold" style:font-weight-complex="bold"/>
    </style:style>
    <style:style style:name="P10" style:parent-style-name="ListParagraph" style:list-style-name="LFO1" style:family="paragraph">
      <style:text-properties style:font-name="Calibri Light" style:font-name-complex="Calibri Light" fo:color="#000000"/>
    </style:style>
    <style:style style:name="P11" style:parent-style-name="ListParagraph" style:list-style-name="LFO1" style:family="paragraph">
      <style:text-properties style:font-name="Calibri Light" style:font-name-complex="Calibri Light" fo:color="#000000"/>
    </style:style>
    <style:style style:name="P12" style:parent-style-name="ListParagraph" style:list-style-name="LFO1" style:family="paragraph">
      <style:text-properties style:font-name="Calibri Light" style:font-name-complex="Calibri Light" fo:color="#000000"/>
    </style:style>
    <style:style style:name="P13" style:parent-style-name="ListParagraph" style:list-style-name="LFO1" style:family="paragraph">
      <style:text-properties style:font-name="Calibri Light" style:font-name-complex="Calibri Light" fo:color="#000000"/>
    </style:style>
    <style:style style:name="P14" style:parent-style-name="ListParagraph" style:list-style-name="LFO1" style:family="paragraph">
      <style:text-properties style:font-name="Calibri Light" style:font-name-complex="Calibri Light" fo:color="#000000"/>
    </style:style>
    <style:style style:name="P15" style:parent-style-name="ListParagraph" style:list-style-name="LFO1" style:family="paragraph">
      <style:text-properties style:font-name="Calibri Light" style:font-name-complex="Calibri Light" fo:color="#000000"/>
    </style:style>
    <style:style style:name="P16" style:parent-style-name="ListParagraph" style:list-style-name="LFO1" style:family="paragraph">
      <style:text-properties style:font-name="Calibri Light" style:font-name-complex="Calibri Light" fo:color="#000000"/>
    </style:style>
    <style:style style:name="P17" style:parent-style-name="Normal" style:family="paragraph">
      <style:text-properties style:font-name="Calibri Light" style:font-name-complex="Calibri Light" fo:font-weight="bold" style:font-weight-asian="bold" style:font-weight-complex="bold"/>
    </style:style>
    <style:style style:name="P18" style:parent-style-name="ListParagraph" style:list-style-name="LFO2" style:family="paragraph">
      <style:text-properties style:font-name="Calibri Light" style:font-name-complex="Calibri Light"/>
    </style:style>
    <style:style style:name="P19" style:parent-style-name="ListParagraph" style:list-style-name="LFO2" style:family="paragraph">
      <style:text-properties style:font-name="Calibri Light" style:font-name-complex="Calibri Light"/>
    </style:style>
    <style:style style:name="P20" style:parent-style-name="ListParagraph" style:list-style-name="LFO2" style:family="paragraph">
      <style:text-properties style:font-name="Calibri Light" style:font-name-complex="Calibri Light"/>
    </style:style>
    <style:style style:name="P21" style:parent-style-name="ListParagraph" style:list-style-name="LFO2" style:family="paragraph">
      <style:text-properties style:font-name="Calibri Light" style:font-name-complex="Calibri Light"/>
    </style:style>
    <style:style style:name="P22" style:parent-style-name="ListParagraph" style:list-style-name="LFO2" style:family="paragraph">
      <style:text-properties style:font-name="Calibri Light" style:font-name-complex="Calibri Light"/>
    </style:style>
    <style:style style:name="P23" style:parent-style-name="ListParagraph" style:list-style-name="LFO2" style:family="paragraph">
      <style:text-properties style:font-name="Calibri Light" style:font-name-complex="Calibri Light"/>
    </style:style>
    <style:style style:name="P24" style:parent-style-name="ListParagraph" style:family="paragraph">
      <style:text-properties style:font-name="Calibri Light" style:font-name-complex="Calibri Light"/>
    </style:style>
    <style:style style:name="P25" style:parent-style-name="ListParagraph" style:family="paragraph">
      <style:text-properties style:font-name="Calibri Light" style:font-name-complex="Calibri Light"/>
    </style:style>
    <style:style style:name="P26" style:parent-style-name="ListParagraph" style:list-style-name="LFO2" style:family="paragraph">
      <style:text-properties style:font-name="Calibri Light" style:font-name-complex="Calibri Light"/>
    </style:style>
    <style:style style:name="P27" style:parent-style-name="ListParagraph" style:family="paragraph">
      <style:text-properties style:font-name="Calibri Light" style:font-name-complex="Calibri Light"/>
    </style:style>
    <style:style style:name="P28" style:parent-style-name="ListParagraph" style:list-style-name="LFO2" style:family="paragraph">
      <style:text-properties style:font-name="Calibri Light" style:font-name-complex="Calibri Light"/>
    </style:style>
    <style:style style:name="P29" style:parent-style-name="ListParagraph" style:list-style-name="LFO2" style:family="paragraph">
      <style:text-properties style:font-name="Calibri Light" style:font-name-complex="Calibri Light"/>
    </style:style>
    <style:style style:name="P30" style:parent-style-name="Normal" style:family="paragraph">
      <style:text-properties style:font-name="Calibri Light" style:font-name-complex="Calibri Light" fo:font-weight="bold" style:font-weight-asian="bold" style:font-weight-complex="bold"/>
    </style:style>
    <style:style style:name="P31" style:parent-style-name="Normal" style:family="paragraph">
      <style:text-properties style:font-name="Calibri Light" style:font-name-complex="Calibri Light"/>
    </style:style>
    <style:style style:name="P32" style:parent-style-name="ListParagraph" style:list-style-name="LFO3" style:family="paragraph">
      <style:text-properties style:font-name="Calibri Light" style:font-name-complex="Calibri Light"/>
    </style:style>
    <style:style style:name="P33" style:parent-style-name="ListParagraph" style:list-style-name="LFO3" style:family="paragraph">
      <style:text-properties style:font-name="Calibri Light" style:font-name-complex="Calibri Light"/>
    </style:style>
    <style:style style:name="P34" style:parent-style-name="ListParagraph" style:list-style-name="LFO3" style:family="paragraph">
      <style:text-properties style:font-name="Calibri Light" style:font-name-complex="Calibri Light"/>
    </style:style>
    <style:style style:name="P35" style:parent-style-name="ListParagraph" style:list-style-name="LFO3" style:family="paragraph">
      <style:text-properties style:font-name="Calibri Light" style:font-name-complex="Calibri Light"/>
    </style:style>
    <style:style style:name="P36" style:parent-style-name="Normal" style:family="paragraph">
      <style:text-properties style:font-name="Calibri Light" style:font-name-complex="Calibri Light"/>
    </style:style>
    <style:style style:name="P37" style:parent-style-name="ListParagraph" style:list-style-name="LFO4" style:family="paragraph">
      <style:text-properties style:font-name="Calibri Light" style:font-name-complex="Calibri Light"/>
    </style:style>
    <style:style style:name="P38" style:parent-style-name="ListParagraph" style:list-style-name="LFO4" style:family="paragraph">
      <style:text-properties style:font-name="Calibri Light" style:font-name-complex="Calibri Light"/>
    </style:style>
    <style:style style:name="P39" style:parent-style-name="ListParagraph" style:list-style-name="LFO4" style:family="paragraph">
      <style:text-properties style:font-name="Calibri Light" style:font-name-complex="Calibri Light"/>
    </style:style>
    <style:style style:name="P40" style:parent-style-name="ListParagraph" style:list-style-name="LFO4" style:family="paragraph">
      <style:text-properties style:font-name="Calibri Light" style:font-name-complex="Calibri Light"/>
    </style:style>
    <style:style style:name="P41" style:parent-style-name="ListParagraph" style:list-style-name="LFO4" style:family="paragraph">
      <style:text-properties style:font-name="Calibri Light" style:font-name-complex="Calibri Light"/>
    </style:style>
    <style:style style:name="P42" style:parent-style-name="Normal" style:family="paragraph">
      <style:text-properties style:font-name="Calibri Light" style:font-name-complex="Calibri Light" fo:font-weight="bold" style:font-weight-asian="bold" style:font-weight-complex="bold"/>
    </style:style>
    <style:style style:name="P43" style:parent-style-name="Normal" style:family="paragraph">
      <style:text-properties style:font-name="Calibri Light" style:font-name-complex="Calibri Light"/>
    </style:style>
    <style:style style:name="P44" style:parent-style-name="Normal" style:family="paragraph">
      <style:text-properties style:font-name="Calibri Light" style:font-name-complex="Calibri Light"/>
    </style:style>
    <style:style style:name="P45" style:parent-style-name="Normal" style:family="paragraph">
      <style:text-properties style:font-name="Calibri Light" style:font-name-complex="Calibri Light"/>
    </style:style>
    <style:style style:name="P46" style:parent-style-name="Normal" style:family="paragraph">
      <style:text-properties style:font-name="Calibri Light" style:font-name-complex="Calibri Light"/>
    </style:style>
    <style:style style:name="P47" style:parent-style-name="Normal" style:family="paragraph">
      <style:text-properties style:font-name="Calibri Light" style:font-name-complex="Calibri Light"/>
    </style:style>
    <style:style style:name="P48" style:parent-style-name="Normal" style:family="paragraph">
      <style:text-properties style:font-name="Calibri Light" style:font-name-complex="Calibri Light"/>
    </style:style>
    <style:style style:name="P49" style:parent-style-name="Normal" style:family="paragraph">
      <style:text-properties style:font-name="Calibri Light" style:font-name-complex="Calibri Light"/>
    </style:style>
    <style:style style:name="P50" style:parent-style-name="Normal" style:family="paragraph">
      <style:text-properties style:font-name="Calibri Light" style:font-name-complex="Calibri Light"/>
    </style:style>
    <style:style style:name="P51" style:parent-style-name="Normal" style:family="paragraph">
      <style:text-properties style:font-name="Calibri Light" style:font-name-complex="Calibri Light"/>
    </style:style>
    <style:style style:name="T52" style:parent-style-name="DefaultParagraphFont" style:family="text">
      <style:text-properties style:font-name="Calibri Light" style:font-name-complex="Calibri Light"/>
    </style:style>
    <style:style style:name="T53" style:parent-style-name="DefaultParagraphFont" style:family="text">
      <style:text-properties style:font-name="Calibri Light" style:font-name-complex="Calibri Light"/>
    </style:style>
  </office:automatic-styles>
  <office:body>
    <office:text text:use-soft-page-breaks="true">
      <text:p text:style-name="P1">Pengertian Komik</text:p>
      <text:p text:style-name="Normal"><text:span text:style-name="T2">Komik berasal dari bahasa Yunani 'komikos', yang artinya bercanda atau bersukacita. Komikus, yaitu pembuat komik biasanya memanfaatkan segala ruang dalam komik. Hal ini dilakukan untuk membentuk alur cerita yang<text:s/></text:span><text:span text:style-name="T3">diinginkan.</text:span><text:span text:style-name="T4"><text:line-break/></text:span><text:span text:style-name="T5">Melansir sebuah buku yang berjudul "Pengembangan Media Pembelajaran" karya<text:s/></text:span><text:span text:style-name="T6">Cecep<text:s/></text:span><text:span text:style-name="T7">Kustandi, M.Pd. dan Dr. Daddy Darmawan M.Si., komik adalah cerita yang dilukiskan dengan gambar dan berfungsi untuk menghibur pembaca. <text:s/></text:span></text:p>
      <text:p text:style-name="P8">Menurut Wil Eisner, Bahwa<text:s/>komik adalah bentuk seni; seni berturutan. gambar-gambar dan lambang-lambang lain yang terjukstaposisi (berderetan/bersebelahan, istilah yang sulit dalam sekolah seni) dalam urutan tertentu, bertujuan untuk memberikan informasi dan/ atau mencapai tanggapan<text:s/>estetis dari pembaca.</text:p>
      <text:p text:style-name="P9">Ciri-ciri komik</text:p>
      <text:list text:style-name="LFO1" text:continue-numbering="true">
        <text:list-item>
          <text:p text:style-name="P10">Komik menyampaikan cerita melalui gambar dan kata-kata.</text:p>
        </text:list-item>
        <text:list-item>
          <text:p text:style-name="P11">Bersifat Proporsional, di mana para pembaca terlibat dan berperan langsung secara emosional dan seolah menjadi pelaku utamanya.</text:p>
        </text:list-item>
        <text:list-item>
          <text:p text:style-name="P12">Bahasa yang digunakan dalam komik<text:s/>menggunakan bahasa sehari-hari sehingga pembaca mudah mengerti dan memahami isi komik tersebut.</text:p>
        </text:list-item>
        <text:list-item>
          <text:p text:style-name="P13">Komik bersifat kepahlawanan, cerita komik umumnya membuat pembaca mempunyai rasa atau sikap kepahlawanan.</text:p>
        </text:list-item>
        <text:list-item>
          <text:p text:style-name="P14">Teknik penggambaran tokoh yang sangat brilian, watak<text:s/>pada komik dibuat secara sederhana, sehingga mudah dipahami karakteristik tokohnya dan pesan yang ingin disampaikan.</text:p>
        </text:list-item>
        <text:list-item>
          <text:p text:style-name="P15">Komik menyediakan humor yang sangat mudah dipahami karena sering terjadi di masyarakat.</text:p>
        </text:list-item>
        <text:list-item>
          <text:p text:style-name="P16">Gaya penceritaan yang memikat ditambah dengan gambar manjadi daya tarik tersendiri.<text:s/></text:p>
        </text:list-item>
      </text:list>
      <text:p text:style-name="P17">Jenis-jenis Komik</text:p>
      <text:list text:style-name="LFO2" text:continue-numbering="true">
        <text:list-item>
          <text:p text:style-name="P18">Komik potongan (Comic Strip), yaitu penggalan komik yang digabung menjadi sebuah alur cerita pendek. Biasanya komik jenis ini dibuat bersambung.</text:p>
        </text:list-item>
        <text:list-item>
          <text:p text:style-name="P19">Kartun, yaitu komik berupa satu tampilan yang mengandung kritik, humor, atau sindiran.</text:p>
        </text:list-item>
        <text:list-item>
          <text:p text:style-name="P20">Komik tahunan (Comic Annual), yaitu komik yang terbit setiap satu bulan atau satu tahun sekali.</text:p>
        </text:list-item>
        <text:list-item>
          <text:p text:style-name="P21">Komik online (Web Comic), yaitu komik yang diunggah di internet.</text:p>
        </text:list-item>
        <text:list-item>
          <text:p text:style-name="P22">Buku Komik (Comic Book), yaitu cerita berisi gambar dan<text:s/>tulisan yang dikemas dalam bentuk buku.</text:p>
        </text:list-item>
        <text:list-item>
          <text:p text:style-name="P23">Komik Humor dan Petualangan</text:p>
        </text:list-item>
      </text:list>
      <text:p text:style-name="P24">Sense of humor sangat tinggi hingga disebut sebagai komik humor.</text:p>
      <text:p text:style-name="P25">Sedangkan untuk komik petualangan seringkali menceritakan pertarungan antara protagonis dan antagonis. Petualangan menakjubkan berupa seperti pencarian, pembelaan, perjuangan perkelahian atau pun aksi yang lain yang termasuk jenis petualangan.</text:p>
      <text:soft-page-break/>
      <text:list text:style-name="LFO2" text:continue-numbering="true">
        <text:list-item>
          <text:p text:style-name="P26">Komik Biografi dan Ilmiah</text:p>
        </text:list-item>
      </text:list>
      <text:p text:style-name="P27">Komik Biografi biasanya menceritakan seorang tokoh legendaris yang semasa hidupnya memiliki keteladanan hidup. Kisah kehidupan tokoh yang ditampilkan melalui gambar berkisah. komik ilmiah menceritakan tentang suatu penemuan ilmiah. Gaya penulisan kisah komik biasanya merupakan percampuran antara ilmiah dan narasi.<text:s/></text:p>
      <text:list text:style-name="LFO2" text:continue-numbering="true">
        <text:list-item>
          <text:p text:style-name="P28">Komik Tahunan, Kualitas komik Tahunan<text:s/>tinggi dan bergengsi sehingga hanya muncul setahun sekali.</text:p>
        </text:list-item>
        <text:list-item>
          <text:p text:style-name="P29">Komik online, Komik yang terbit secara terus menerus di media online. Akses terhadap komik online menggunakan sambungan internet. Hal ini dikarenakan diterbitkan di sebuah website yang isinya komik<text:s/>online.</text:p>
        </text:list-item>
      </text:list>
      <text:p text:style-name="P30">Contoh Komik</text:p>
      <text:p text:style-name="P31">Biasanya, komik ini dijadikan sebagai sebuah sarana hiburan. Namun, karya seni ini juga bisa menjadi pesan sindiran hingga media pembelajaran yang menarik. Secara tegas komik dibuat dengan berbagai konteks sosial, ekonomi dan politik, pada masa-masa yang berbeda, karena dia berkesimpulan bahwa mengkaji komik akan memberi gambaran mengenai mentalitas suatu bangsa. Komik selalu mengikuti perkembangan zaman dari dulu hingga sekarang.</text:p>
      <text:list text:style-name="LFO3" text:continue-numbering="true">
        <text:list-item>
          <text:p text:style-name="P32">Komik edukasi, yaitu komik yang berfungsi sebagai hiburan dan media edukatif.</text:p>
        </text:list-item>
        <text:list-item>
          <text:p text:style-name="P33">Komik promosi, yaitu komik yang dibuat untuk kepentingan promosi produk.</text:p>
        </text:list-item>
        <text:list-item>
          <text:p text:style-name="P34">Komik wayang, yaitu komik yang berisi tentang cerita pewayangan seperti Mahabarata<text:s/>dan Ramayana.</text:p>
        </text:list-item>
        <text:list-item>
          <text:p text:style-name="P35">Komik silat, yaitu komik yang berisi adegan laga atau pertarungan seperti komik naruto, dragon ball dan lain sebagainya.</text:p>
        </text:list-item>
      </text:list>
      <text:p text:style-name="P36">contoh komik berdasarkan jenis-jenisnya.</text:p>
      <text:list text:style-name="LFO4" text:continue-numbering="true">
        <text:list-item>
          <text:p text:style-name="P37">Komik Edukatif</text:p>
        </text:list-item>
        <text:list-item>
          <text:p text:style-name="P38">Komik Biografi</text:p>
        </text:list-item>
        <text:list-item>
          <text:p text:style-name="P39">Komik Petualangan</text:p>
        </text:list-item>
        <text:list-item>
          <text:p text:style-name="P40">Komik Wayang</text:p>
        </text:list-item>
        <text:list-item>
          <text:p text:style-name="P41">Komik Humor</text:p>
        </text:list-item>
      </text:list>
      <text:p text:style-name="P42">Fungsi Komik</text:p>
      <text:p text:style-name="P43">1. Menghibur</text:p>
      <text:p text:style-name="P44">Komik dibuat pada dasarnya untuk menghibur siapa Saja. Tidak peduli anak-anak, remaja, orang dewasa tetap fungsi komik adalah menghibur. Hiburan yang ditawarkan oleh komik adalah sekumpulan gambar statis yang memiliki alur cerita yang unik.</text:p>
      <text:p text:style-name="P45">2. Mencerdaskan</text:p>
      <text:p text:style-name="P46">Komik selain berfungsi sebagai penghibur, juga sebagai alat untuk mencerdaskan kehidupan berbangsa dan bernegara. Dari komik yang berlatar sejarah tokoh<text:s/>misalnya, mengajarkan kecerdasan<text:s/><text:soft-page-break/>bagi peminat komik. Selain itu pula banyak pembuat komik menyalurkan pengajaran di komik. Hal ini tentu saja komik menjadi berperan penting dalam mencerdaskan anak-anak sebuah negeri.</text:p>
      <text:p text:style-name="P47">3. Mengabarkan</text:p>
      <text:p text:style-name="P48">Ya, komik<text:s/>berfungsi sebagai penyalur suatu informasi kepada orang yang belum tahu. Dari komik yang dibuat, peminat komik mendapatkan informasi baru tentang suatu hal. Komik memang bersifat informatif namun dengan penyampaian yang lebih unik.</text:p>
      <text:p text:style-name="P49">4. Melatih Sinkronisasi</text:p>
      <text:p text:style-name="P50">Adanya komik bagi si pembuat komik maupun peminat ternyata sangat keren. Hal ini dikarenakan komik mengajak menyatukan antara teks abstrak dan visualisasi statis yang real sesuai dengan alur cerita. Komik melatih otak untuk melakukan terus Sinkronisasi ide<text:s/>dalam setiap percakapan teks dan gambar.</text:p>
      <text:p text:style-name="P51">5. Mengisi Hari dengan Bahagia</text:p>
      <text:p text:style-name="Normal"><text:span text:style-name="T52">Tidak bisa dipungkiri bahwa komik telah mengisi masa kanak-kanak yang mengasyikkan dan penuh kebahagiaan. Ketika kecil hanya dengan membaca komik saja kawan kawan sudah merasa senang<text:s/></text:span><text:span text:style-name="T53">sekali. Dulu ingat sekali bukan kawan kawan selalu menunggu edisi terbaru tentang komik Doraemon yang terbit secara berkelanjutan? Ia adalah momen-momen yang penuh kebahagiaan buk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na Arumi</meta:initial-creator>
    <dc:creator>Luna Arumi</dc:creator>
    <meta:creation-date>2023-02-28T06:57:00Z</meta:creation-date>
    <dc:date>2023-02-28T06:57:00Z</dc:date>
    <meta:template xlink:href="Normal" xlink:type="simple"/>
    <meta:editing-cycles>2</meta:editing-cycles>
    <meta:editing-duration>PT60S</meta:editing-duration>
    <meta:document-statistic meta:page-count="3" meta:paragraph-count="11" meta:word-count="834" meta:character-count="5582" meta:row-count="39" meta:non-whitespace-character-count="4759"/>
  </office:meta>
</office:document-meta>
</file>